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92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3.306cm"/>
    </style:style>
    <style:style style:name="co6" style:family="table-column">
      <style:table-column-properties fo:break-before="auto" style:column-width="2.1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rotation-align="none"/>
      <style:text-properties style:text-underline-style="none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tiempo_promedio</text:p>
          </table:table-cell>
          <table:table-cell table:style-name="ce3" office:value-type="string" calcext:value-type="string">
            <text:p>nodos_promedio</text:p>
          </table:table-cell>
          <table:table-cell table:style-name="ce3" office:value-type="string" calcext:value-type="string">
            <text:p>variables</text:p>
          </table:table-cell>
          <table:table-cell table:style-name="ce3" office:value-type="string" calcext:value-type="string">
            <text:p>restricciones</text:p>
          </table:table-cell>
          <table:table-cell table:style-name="ce6" table:number-columns-repeated="4"/>
          <table:table-cell table:style-name="ce1" table:number-columns-repeated="1015"/>
        </table:table-row>
        <table:table-row table:style-name="ro1">
          <table:table-cell table:style-name="Default" office:value-type="string" calcext:value-type="string">
            <text:p>problem_easy_d02569ca67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be10c288a5.bch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5.0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183d969801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8e9dbe26d9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509aa17baf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353e54dccc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5551a1026e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1690027405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PROMEDIO</text:p>
          </table:table-cell>
          <table:table-cell table:style-name="ce12" table:formula="of:=AVERAGE([.D2:.D9])" office:value-type="float" office:value="6.25" calcext:value-type="float">
            <text:p>6,25</text:p>
          </table:table-cell>
          <table:table-cell table:style-name="ce12" table:formula="of:=AVERAGE([.E2:.E9])" office:value-type="float" office:value="7.25" calcext:value-type="float">
            <text:p>7,2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DESVIACION</text:p>
          </table:table-cell>
          <table:table-cell table:style-name="ce12" table:formula="of:=COM.MICROSOFT.STDEV.S([.D2:.D9])" office:value-type="float" office:value="7.00510018282598" calcext:value-type="float">
            <text:p>7,00510018282598</text:p>
          </table:table-cell>
          <table:table-cell table:style-name="ce12" table:formula="of:=COM.MICROSOFT.STDEV.S([.E2:.E9])" office:value-type="float" office:value="12.487136238088" calcext:value-type="float">
            <text:p>12,487136238088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02265b4445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2c32768d91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176d8305f3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297a1c8b04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2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40e3ec99ae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7eba58bbfa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0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4edccc62bf.bch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4551372.00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06d72996d3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PROMEDIO</text:p>
          </table:table-cell>
          <table:table-cell table:style-name="ce12" table:formula="of:=AVERAGE([.D13:.D20])" office:value-type="float" office:value="5.125" calcext:value-type="float">
            <text:p>5,125</text:p>
          </table:table-cell>
          <table:table-cell table:style-name="ce12" table:formula="of:=AVERAGE([.E13:.E20])" office:value-type="float" office:value="2.75" calcext:value-type="float">
            <text:p>2,7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DESVIACION</text:p>
          </table:table-cell>
          <table:table-cell table:style-name="ce12" table:formula="of:=COM.MICROSOFT.STDEV.S([.D13:.D20])" office:value-type="float" office:value="3.94380164670733" calcext:value-type="float">
            <text:p>3,94380164670733</text:p>
          </table:table-cell>
          <table:table-cell table:style-name="ce12" table:formula="of:=COM.MICROSOFT.STDEV.S([.E13:.E20])" office:value-type="float" office:value="0.886405260427918" calcext:value-type="float">
            <text:p>0,886405260427918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5ea3e52af8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.5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000e9585a8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250826f5ca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60f33969a7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3f2640d4b3.bch</text:p>
          </table:table-cell>
          <table:table-cell office:value-type="string" calcext:value-type="string">
            <text:p>0.00</text:p>
          </table:table-cell>
          <table:table-cell table:style-name="ce4" office:value-type="string" calcext:value-type="string">
            <text:p>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5cd85f2d68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5beff9c9fe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7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d950abc94c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75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PROMEDIO</text:p>
          </table:table-cell>
          <table:table-cell table:style-name="ce13" table:formula="of:=AVERAGE([.D24:.D31])" office:value-type="float" office:value="4.75" calcext:value-type="float">
            <text:p>4,75</text:p>
          </table:table-cell>
          <table:table-cell table:style-name="ce13" table:formula="of:=AVERAGE([.E24:.E31])" office:value-type="float" office:value="2.25" calcext:value-type="float">
            <text:p>2,2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DESVIACION</text:p>
          </table:table-cell>
          <table:table-cell table:style-name="ce13" table:formula="of:=COM.MICROSOFT.STDEV.S([.D24:.D31])" office:value-type="float" office:value="6.27352714644185" calcext:value-type="float">
            <text:p>6,27352714644185</text:p>
          </table:table-cell>
          <table:table-cell table:style-name="ce13" table:formula="of:=COM.MICROSOFT.STDEV.S([.E24:.E31])" office:value-type="float" office:value="1.98206241793023" calcext:value-type="float">
            <text:p>1,98206241793023</text:p>
          </table:table-cell>
          <table:table-cell table:number-columns-repeated="1019"/>
        </table:table-row>
        <table:table-row table:style-name="ro1" table:number-rows-repeated="6">
          <table:table-cell table:style-name="Default"/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 </number:text>
      <number:am-pm/>
    </number:time-style>
    <number:date-style style:name="N134">
      <number:month number:textual="true"/>
      <number:text>-</number:text>
      <number:year/>
    </number:date-style>
    <number:date-style style:name="N133">
      <number:day number:style="long"/>
      <number:text>-</number:text>
      <number:month number:textual="true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40">
      <number:minutes number:style="long"/>
      <number:text>:</number:text>
      <number:second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32">
      <number:day number:style="long"/>
      <number:text>-</number:text>
      <number:month number:textual="true"/>
      <number:text>-</number:text>
      <number:year/>
    </number:date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2:02:05</meta:creation-date>
    <meta:initial-creator>openpyxl</meta:initial-creator>
    <dc:language>es-ES</dc:language>
    <dc:date>2025-12-18T02:53:43.795296188</dc:date>
    <meta:editing-cycles>5</meta:editing-cycles>
    <meta:editing-duration>PT20M36S</meta:editing-duration>
    <meta:generator>LibreOffice/7.3.7.2$Linux_X86_64 LibreOffice_project/30$Build-2</meta:generator>
    <meta:document-statistic meta:table-count="1" meta:cell-count="143" meta:object-count="0"/>
    <meta:user-defined meta:name="AppVersion">15.0000</meta:user-defined>
  </office:meta>
</office:document-meta>
</file>